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9A000000A7949CED0CF5F726A5.png" manifest:media-type="image/png"/>
  <manifest:file-entry manifest:full-path="Pictures/100000000000026D000001B0E4DEF0EE1867FBAE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1" text:anchor-type="paragraph" svg:x="-2cm" svg:y="-2cm" svg:width="21.001cm" svg:height="26.501cm" draw:z-index="0"><draw:image xlink:href="Pictures/100000000000026D000001B0E4DEF0EE1867FBAE.jpg" xlink:type="simple" xlink:show="embed" xlink:actuate="onLoad"/></draw:frame><draw:frame draw:style-name="fr1" draw:name="Figura2" text:anchor-type="paragraph" svg:x="-1.625cm" svg:y="23.813cm" svg:width="20.401cm" svg:height="3.888cm" draw:z-index="1"><draw:image xlink:href="Pictures/100002010000019A000000A7949CED0CF5F726A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0T15:20:26.391621651</meta:creation-date>
    <meta:generator>LibreOffice/5.1.6.2$Linux_X86_64 LibreOffice_project/10m0$Build-2</meta:generator>
    <dc:date>2018-06-10T15:26:29.111516078</dc:date>
    <meta:editing-duration>PT5M16S</meta:editing-duration>
    <meta:editing-cycles>2</meta:editing-cycles>
    <meta:document-statistic meta:table-count="0" meta:image-count="2" meta:object-count="0" meta:page-count="1" meta:paragraph-count="0" meta:word-count="0" meta:character-count="0" meta:non-whitespace-character-count="0"/>
  </office:meta>
</office:document-meta>
</file>